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4.82mm"/>
    </style:style>
    <style:style style:name="co4" style:family="table-column">
      <style:table-column-properties fo:break-before="auto" style:column-width="7.6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446" calcext:value-type="float">
            <text:p>7.446</text:p>
          </table:table-cell>
          <table:table-cell office:value-type="float" office:value="0.453" calcext:value-type="float">
            <text:p>0.453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.19054512010196" calcext:value-type="float">
            <text:p>1.19054512010196</text:p>
          </table:table-cell>
          <table:table-cell office:value-type="float" office:value="0.060838033843675" calcext:value-type="float">
            <text:p>0.060838033843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2" calcext:value-type="float">
            <text:p>7.532</text:p>
          </table:table-cell>
          <table:table-cell office:value-type="float" office:value="1.064" calcext:value-type="float">
            <text:p>1.064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.19054512010196" calcext:value-type="float">
            <text:p>1.19054512010196</text:p>
          </table:table-cell>
          <table:table-cell office:value-type="float" office:value="0.141263940520446" calcext:value-type="float">
            <text:p>0.1412639405204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12" calcext:value-type="float">
            <text:p>7.512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.19054512010196" calcext:value-type="float">
            <text:p>1.19054512010196</text:p>
          </table:table-cell>
          <table:table-cell office:value-type="float" office:value="0.212992545260916" calcext:value-type="float">
            <text:p>0.212992545260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412" calcext:value-type="float">
            <text:p>7.412</text:p>
          </table:table-cell>
          <table:table-cell office:value-type="float" office:value="3.364" calcext:value-type="float">
            <text:p>3.364</text:p>
          </table:table-cell>
          <table:table-cell office:value-type="float" office:value="7" calcext:value-type="float">
            <text:p>7</text:p>
          </table:table-cell>
          <table:table-cell office:value-type="float" office:value="5.9" calcext:value-type="float">
            <text:p>5.9</text:p>
          </table:table-cell>
          <table:table-cell office:value-type="float" office:value="1.00257067188395" calcext:value-type="float">
            <text:p>1.00257067188395</text:p>
          </table:table-cell>
          <table:table-cell office:value-type="float" office:value="0.453858607663249" calcext:value-type="float">
            <text:p>0.4538586076632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41" calcext:value-type="float">
            <text:p>7.41</text:p>
          </table:table-cell>
          <table:table-cell office:value-type="float" office:value="5.016" calcext:value-type="float">
            <text:p>5.016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0.736134824577595" calcext:value-type="float">
            <text:p>0.736134824577595</text:p>
          </table:table-cell>
          <table:table-cell office:value-type="float" office:value="0.676923076923077" calcext:value-type="float">
            <text:p>0.6769230769230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32" calcext:value-type="float">
            <text:p>7.32</text:p>
          </table:table-cell>
          <table:table-cell office:value-type="float" office:value="5.909" calcext:value-type="float">
            <text:p>5.909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0.556916809693318" calcext:value-type="float">
            <text:p>0.556916809693318</text:p>
          </table:table-cell>
          <table:table-cell office:value-type="float" office:value="0.80724043715847" calcext:value-type="float">
            <text:p>0.807240437158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27" calcext:value-type="float">
            <text:p>7.27</text:p>
          </table:table-cell>
          <table:table-cell office:value-type="float" office:value="6.297" calcext:value-type="float">
            <text:p>6.2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42911044073639" calcext:value-type="float">
            <text:p>0.442911044073639</text:p>
          </table:table-cell>
          <table:table-cell office:value-type="float" office:value="0.866162310866575" calcext:value-type="float">
            <text:p>0.8661623108665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236" calcext:value-type="float">
            <text:p>7.236</text:p>
          </table:table-cell>
          <table:table-cell office:value-type="float" office:value="6.536" calcext:value-type="float">
            <text:p>6.536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365207221290367" calcext:value-type="float">
            <text:p>0.365207221290367</text:p>
          </table:table-cell>
          <table:table-cell office:value-type="float" office:value="0.90326147042565" calcext:value-type="float">
            <text:p>0.90326147042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7.03" calcext:value-type="float">
            <text:p>7.03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186798744034642" calcext:value-type="float">
            <text:p>0.186798744034642</text:p>
          </table:table-cell>
          <table:table-cell office:value-type="float" office:value="0.963013698630137" calcext:value-type="float">
            <text:p>0.9630136986301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282" calcext:value-type="float">
            <text:p>7.282</text:p>
          </table:table-cell>
          <table:table-cell office:value-type="float" office:value="7.16" calcext:value-type="float">
            <text:p>7.1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0016742116156" calcext:value-type="float">
            <text:p>0.10016742116156</text:p>
          </table:table-cell>
          <table:table-cell office:value-type="float" office:value="0.983246360889865" calcext:value-type="float">
            <text:p>0.9832463608898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.27" calcext:value-type="float">
            <text:p>7.27</text:p>
          </table:table-cell>
          <table:table-cell office:value-type="float" office:value="7.175" calcext:value-type="float">
            <text:p>7.175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057174001080663" calcext:value-type="float">
            <text:p>0.057174001080663</text:p>
          </table:table-cell>
          <table:table-cell office:value-type="float" office:value="0.986932599724897" calcext:value-type="float">
            <text:p>0.986932599724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8T18:30:26.765252470</dc:date>
    <meta:editing-duration>PT13M32S</meta:editing-duration>
    <meta:editing-cycles>2</meta:editing-cycles>
    <meta:generator>LibreOffice/5.3.6.1$Linux_X86_64 LibreOffice_project/30m0$Build-1</meta:generator>
    <meta:document-statistic meta:table-count="1" meta:cell-count="84" meta:object-count="0"/>
  </office:meta>
</office:document-meta>
</file>